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text-properties fo:font-size="11pt" style:font-size-asian="11pt" style:font-size-complex="11pt"/>
    </style:style>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style style:name="P10"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57f45"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weight="normal" officeooo:rsid="00156897" style:font-size-asian="11pt" style:font-weight-asian="normal" style:font-size-complex="11pt" style:font-weight-complex="normal"/>
    </style:style>
    <style:style style:name="T8" style:family="text">
      <style:text-properties fo:font-style="italic" style:font-style-asian="italic"/>
    </style:style>
    <style:style style:name="T9"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0"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3">October 1</text:span><text:span text:style-name="T5">7</text:span><text:span text:style-name="T1">, 201</text:span><text:span text:style-name="T3">3</text:span></text:p>
      <text:p text:style-name="P3"/>
      <text:p text:style-name="Standard"><text:span text:style-name="T3">Seach Committee: </text:span><text:span text:style-name="T5">Broward <text:s/></text:span><text:span text:style-name="T2">College</text:span><text:span text:style-name="T1"> </text:span><text:span text:style-name="T5">District </text:span><text:span text:style-name="T1">Director, </text:span><text:span text:style-name="T5">Institutional Analytics</text:span><text:span text:style-name="T1">:</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Director, </text:span><text:span text:style-name="T2">Institutional Analytics</text:span><text:span text:style-name="T1"> at </text:span><text:span text:style-name="T2">Broward College</text:span><text:span text:style-name="T1">. Moreover, I am very familiar with </text:span><text:span text:style-name="T2">Broward </text:span><text:span text:style-name="T1">’s reputation as an institution committed to learning.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2">Broward </text:span><text:span text:style-name="T1"><text:s/>is seeking in a </text:span><text:span text:style-name="T2">Dirctor of Institutional Analytics</text:span><text:span text:style-name="T1">:</text:span></text:p>
      <text:list xml:id="list778505999458143262" text:style-name="WW8Num2">
        <text:list-item>
          <text:p text:style-name="P9"><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7"> </text:span><text:span text:style-name="T9">assess</text:span><text:span text:style-name="T10">ing </text:span><text:span text:style-name="T9"><text:s/>best fit and higher probability of <text:s/>success <text:tab/>with funding organization</text:span><text:span text:style-name="T10">s</text:span><text:span text:style-name="T9">, </text:span><text:span text:style-name="T10">with appropirate follow-up </text:span><text:span text:style-name="T9">on the substantive, <text:s/>methodological, analytical and “relevance” of project </text:span><text:span text:style-name="T10">outcomes</text:span><text:span text:style-name="T9"> . </text:span><text:span text:style-name="T10">Moreover, I have a reputation for quality</text:span><text:span text:style-name="T9"> </text:span><text:span text:style-name="T10">o</text:span><text:span text:style-name="T9">rganization and presentation </text:span><text:span text:style-name="T10">skills</text:span><text:span text:style-name="T9"> to accent the positives of the project.</text:span></text:p>
        </text:list-item>
        <text:list-item>
          <text:p text:style-name="P9"><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6">New York Times</text:span><text:span text:style-name="T1">, the </text:span><text:span text:style-name="T6">London Financial Times</text:span><text:span text:style-name="T1">, and on </text:span><text:span text:style-name="T6">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9"><text:span text:style-name="T1">The SCC Learning Initiative resulted in national and international recognition for the college and culminated in attaining the Excellence in Critical Thinking Award at the 26th International </text:span><text:soft-page-break/><text:span text:style-name="T1">Conference on Critical Thinking. This award was presented at the opening address and keynote session of the conference, which was attended by more than 400 international educators, government leaders, and business representatives. In addition to this honor, the college was featured by Kay McClenney in the </text:span>February ‘06 edition of the <text:span text:style-name="T8">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8">Community College of Survey of Student Engagement</text:span> (<text:span text:style-name="T8">CCSSE</text:span>) data to promote student learning throughout the accreditation review process. .</text:p>
        </text:list-item>
        <text:list-item>
          <text:p text:style-name="P9"><text:span text:style-name="T1">In 2003, at Dr. Terry O’Banion’s request, I co-authored an article published in the League for Innovation in the Community College’s </text:span><text:span text:style-name="T6">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9"><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10"><text:span text:style-name="T1">Most recently, I participated as a program scholar at the Inter-University Consortium Program in Quantitative Methods for Social Research at the University of Michigan, Ann Arbor. My post-</text:span><text:soft-page-break/><text:span text:style-name="T1">doctoral studies include intensive work in Maximum Likelihood Analysis, Time Series Analysis, 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2">Broward College</text:span><text:span text:style-name="T1"> in a supporting role in </text:span><text:span text:style-name="T3">Supporting Research</text:span><text:span text:style-name="T1">. The most salient reason that I am interested is the opportunity to work closely with </text:span><text:span text:style-name="T3">Broward </text:span><text:span text:style-name="T1">’s leadership team in an environment that is consistent with my own philosophy of higher education practices. For years, I have been charged with transforming a community college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Director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0-17T19:04:01.501000000</dc:date>
    <meta:print-date>2011-04-20T10:25:00</meta:print-date>
    <meta:editing-cycles>2</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615" meta:character-count="10739" meta:non-whitespace-character-count="9139"/>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